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D000002E0740602DD.png" manifest:media-type="image/png"/>
  <manifest:file-entry manifest:full-path="Pictures/10000000000001F4000001F4C1CB3D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635cm" svg:height="17.635cm" svg:x="0cm" svg:y="0cm">
          <draw:image xlink:href="Pictures/10000000000001F4000001F4C1CB3DCA.png" xlink:type="simple" xlink:show="embed" xlink:actuate="onLoad">
            <text:p/>
          </draw:image>
        </draw:frame>
        <draw:frame draw:style-name="gr1" draw:text-style-name="P1" draw:layer="layout" svg:width="13.716cm" svg:height="9.761cm" svg:x="1.732cm" svg:y="4.726cm">
          <draw:image xlink:href="Pictures/10000201000003CD000002E0740602DD.png" xlink:type="simple" xlink:show="embed" xlink:actuate="onLoad">
            <text:p/>
          </draw:image>
        </draw:frame>
        <draw:frame draw:style-name="gr2" draw:text-style-name="P2" draw:layer="layout" svg:width="2.794cm" svg:height="0.962cm" svg:x="7.458cm" svg:y="10.922cm">
          <draw:text-box>
            <text:p>24,589</text:p>
          </draw:text-box>
        </draw:frame>
        <draw:frame draw:style-name="gr2" draw:text-style-name="P2" draw:layer="layout" svg:width="2.794cm" svg:height="0.962cm" svg:x="7.712cm" svg:y="6.912cm">
          <draw:text-box>
            <text:p>63,550</text:p>
          </draw:text-box>
        </draw:frame>
        <draw:frame draw:style-name="gr2" draw:text-style-name="P2" draw:layer="layout" svg:width="2.794cm" svg:height="0.962cm" svg:x="12.284cm" svg:y="9.398cm">
          <draw:text-box>
            <text:p>23,036</text:p>
          </draw:text-box>
        </draw:frame>
        <draw:frame draw:style-name="gr2" draw:text-style-name="P2" draw:layer="layout" svg:width="2.794cm" svg:height="0.962cm" svg:x="2.54cm" svg:y="8.944cm">
          <draw:text-box>
            <text:p>39,830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6:37:28.179166192</meta:creation-date>
    <dc:date>2014-12-15T19:10:18.503300176</dc:date>
    <meta:editing-duration>PT9M8S</meta:editing-duration>
    <meta:editing-cycles>5</meta:editing-cycles>
    <meta:generator>LibreOffice/4.2.6.3$Linux_X86_64 LibreOffice_project/420m0$Build-3</meta:generator>
    <meta:document-statistic meta:object-count="29"/>
  </office:meta>
</office:document-meta>
</file>